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1" svg:font-family="Ebrima" style:font-adornments="Regular"/>
    <style:font-face style:name="Segoe UI1" svg:font-family="'Segoe UI'" style:font-adornments="Regular"/>
    <style:font-face style:name="Segoe UI Symbol" svg:font-family="'Segoe UI Symbol'" style:font-adornments="Regular"/>
    <style:font-face style:name="Ebrima" svg:font-family="Ebrima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2.18cm"/>
    </style:style>
    <style:style style:name="P1" style:family="paragraph">
      <style:text-properties fo:font-size="32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32pt" style:font-size-complex="32pt"/>
    </style:style>
    <style:style style:name="P4" style:family="paragraph">
      <style:text-properties fo:font-size="24pt"/>
    </style:style>
    <style:style style:name="P5" style:family="paragraph">
      <style:text-properties fo:font-size="20pt"/>
    </style:style>
    <style:style style:name="T1" style:family="text">
      <style:text-properties fo:font-size="32pt" style:font-size-asian="44pt" style:font-size-complex="44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Segoe UI1" style:font-name-asian="Segoe UI1" style:font-name-complex="Segoe UI1"/>
    </style:style>
    <style:style style:name="T4" style:family="text">
      <style:text-properties style:font-name="Segoe UI" style:font-name-asian="Segoe UI1" style:font-name-complex="Segoe UI1"/>
    </style:style>
    <style:style style:name="T5" style:family="text">
      <style:text-properties style:text-position="33% 58%" style:font-name="Segoe UI" style:font-name-asian="Segoe UI1" style:font-name-complex="Segoe UI1"/>
    </style:style>
    <style:style style:name="T6" style:family="text">
      <style:text-properties style:text-position="0% 100%" style:font-name="Segoe UI" style:font-name-asian="Segoe UI1" style:font-name-complex="Segoe UI1"/>
    </style:style>
    <style:style style:name="T7" style:family="text">
      <style:text-properties style:font-name="Segoe UI Symbol" style:font-name-asian="Segoe UI Symbol" style:font-name-complex="Segoe UI Symbol"/>
    </style:style>
    <style:style style:name="T8" style:family="text">
      <style:text-properties style:font-name="Ebrima" style:font-name-asian="Segoe UI Symbol" style:font-name-complex="Segoe UI Symbol"/>
    </style:style>
    <style:style style:name="T9" style:family="text">
      <style:text-properties style:font-name="Ebrima1" style:font-name-asian="Ebrima1" style:font-name-complex="Ebrima1"/>
    </style:style>
    <style:style style:name="T10" style:family="text">
      <style:text-properties style:font-name="Ebrima" style:font-name-asian="Ebrima1" style:font-name-complex="Ebrima1"/>
    </style:style>
    <style:style style:name="T11" style:family="text">
      <style:text-properties style:text-position="33% 58%" style:font-name="Ebrima" style:font-name-asian="Ebrima1" style:font-name-complex="Ebrima1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Segoe UI Symbol" style:font-name-asian="Segoe UI1" style:font-name-complex="Segoe UI1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ize="24pt" style:font-size-asian="32pt" style:font-size-complex="32pt"/>
    </style:style>
    <style:style style:name="T17" style:family="text">
      <style:text-properties fo:font-size="24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Was ist die Dimension einer Größe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Man bezeichnet mit "Dimension" die quantitative Eigenschaft, welche bei einer Größe gemessen wird.</text:p>
            <text:p/>
            <text:p>Beispiele:<text:line-break/>Die Dimension "Länge" oder die Dimension "Zeit"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Einheiten einer Größ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heiten sind die Elemente, an welchen die Dimension einer Größe gemessen wird.</text:p>
            <text:p/>
            <text:p>Beispiele:</text:p>
            <text:p>Meter, yard oder Lichtjahr für die Dimension "Länge"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chreibt der Begriff "Größenordnung"?</text:p>
          </draw:text-box>
        </draw:frame>
        <draw:frame presentation:style-name="pr2" draw:layer="layout" svg:width="25.199cm" svg:height="12.18cm" svg:x="1.4cm" svg:y="4.914cm" presentation:class="subtitle">
          <draw:text-box>
            <text:p>Im allgemeinen Zehnerpotenzen.</text:p>
            <text:p>Eine Veränderung um den Faktor 10 ist so die Veränderung um eine Größenordnung.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iele Basiseinheiten gibt es im SI-System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gibt sieben Basiseinheiten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sieben Basiseinheiten des SI‑ System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Länge</text:p>
            <text:p>Masse</text:p>
            <text:p>Zeit</text:p>
            <text:p>Stromstärke</text:p>
            <text:p>Thermodynamische Temperatur</text:p>
            <text:p>Stoffmenge</text:p>
            <text:p>Lichtstärk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Kann man Einheiten ineinander umrechn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ofern sie derselben Dimension entsprechen, ja.</text:p>
            <text:p/>
            <text:p>Beispiel: Meter in Meilen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"Dimensionsanalyse"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Vergleich der Dimensionen beider Seiten einer Gleichung: sie müssen immer gleich sein.<text:line-break/><text:line-break/>(Kommt eine Dimension nicht oder öfter (potenziert) vor liegt ein Fehler vor)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signifikante Stell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genau bekannten Stellen einer Messgröße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ind führende Nullen, beispielsweise in 0.00003, signifikante Stell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bei der Summation von signifikanten Stellen zu beacht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Ergebnis hat nicht mehr signifikante Stellen als </text:p>
            <text:p>der Summand mit den <text:span text:style-name="T2">wenigsten</text:span> signifikanten Stellen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bei der Multiplikation/Division von signifikanten Stellen zu beacht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Ergebnis hat nicht mehr signifikante Stellen als </text:p>
            <text:p>der Faktor mit den <text:span text:style-name="T2">meisten</text:span> signifikanten Stellen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wissenschaftliche Notation von Zahl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Man gibt bei reellen Zahlen nur eine Stelle vor dem Komma an, alle anderen Stellen bis zu letzten signifikanten Stelle folgen nach dem Komma.</text:p>
            <text:p/>
            <text:p>Die Größenordung wird durch Multiplikation mit Zehnerpotenzen ausgedrückt.</text:p>
            <text:p/>
            <text:p>Typisches Beispiel:</text:p>
            <text:p>2,345 <text:span text:style-name="T3">·</text:span><text:span text:style-name="T4"> 10</text:span><text:span text:style-name="T5">-2</text:span><text:span text:style-name="T6"> oder alternativ: 2,345E-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die Zahl hinter dem E bei der wissenschaftlichen Notatio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Zahl der Zehnerpotenzen, mit welchen multipliziert wird.</text:p>
            <text:p/>
            <text:p>Beispiel:</text:p>
            <text:p>2,3E4 <text:span text:style-name="T7">≙</text:span><text:span text:style-name="T8"> 2,3 </text:span><text:span text:style-name="T9">∙</text:span><text:span text:style-name="T10"> 10</text:span><text:span text:style-name="T11">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bildet man einen Mittelw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Man summiert alle Messergebnisse auf und teilt durch die Anzahl der Messungen</text:p>
            <text:p/>
            <text:p/>
            <text:p/>
            <text:p/>
            <text:p/>
            <text:p/>
          </draw:text-box>
        </draw:frame>
        <draw:frame draw:style-name="gr2" draw:text-style-name="P2" draw:layer="layout" svg:width="12.855cm" svg:height="6.211cm" svg:x="7.572cm" svg:y="10.394cm">
          <text:p/>
          <draw:object xlink:href="../Mittelwert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das <text:span text:style-name="T12">Delta</text:span> <text:span text:style-name="T3">Δ</text:span><text:span text:style-name="T4"> in der Fehlerrechnung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Abweichung (Deviation)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as ist der <text:span text:style-name="T12">absolute</text:span> Fehler einer Messung?</text:p>
          </draw:text-box>
        </draw:frame>
        <draw:frame presentation:style-name="pr6" draw:layer="layout" svg:width="25.199cm" svg:height="12.18cm" svg:x="1.4cm" svg:y="4.914cm" presentation:class="subtitle">
          <draw:text-box>
            <text:p>Die Abweichung eines Messergebnisses vom exakten Wert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Kann man den <text:span text:style-name="T12">absoluten</text:span> Fehler errechnen?</text:p>
          </draw:text-box>
        </draw:frame>
        <draw:frame presentation:style-name="pr6" draw:layer="layout" svg:width="25.199cm" svg:height="12.18cm" svg:x="1.4cm" svg:y="4.914cm" presentation:class="subtitle">
          <draw:text-box>
            <text:p>Nur mit Kenntnis des exakten Messwerts. Da jedoch Messungen in der Regel mit Fehlern behaftet sind, ist nur eine Abschätzung möglich.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ie wird der <text:span text:style-name="T12">absolute</text:span> Fehler bezeichnet?</text:p>
          </draw:text-box>
        </draw:frame>
        <draw:frame presentation:style-name="pr6" draw:layer="layout" svg:width="25.199cm" svg:height="12.18cm" svg:x="1.4cm" svg:y="4.914cm" presentation:class="subtitle">
          <draw:text-box>
            <text:p>Mit einem Delta (<text:span text:style-name="T3">Δ)</text:span><text:span text:style-name="T4">, um zu verdeutlichen dass der Fehler die Abweichung vom exakten Wert darstell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ie gibt man das Ergebnis einer Messung mit Fehler an?</text:p>
          </draw:text-box>
        </draw:frame>
        <draw:frame presentation:style-name="pr6" draw:layer="layout" svg:width="25.199cm" svg:height="12.18cm" svg:x="1.4cm" svg:y="4.914cm" presentation:class="subtitle">
          <draw:text-box>
            <text:p>Durch Angabe des "exakten" Ergebnisses (Mittelwert) </text:p>
            <text:p>plus absoluten Fehler</text:p>
            <text:p/>
            <text:p>x = <text:span text:style-name="T7">⟨x⟩ + </text:span><text:span text:style-name="T3">Δ</text:span><text:span text:style-name="T13">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ie errechnet man den absoluten Fehler <text:span text:style-name="T12">einer</text:span> Messung aus einer Reihe von Messungen?</text:p>
          </draw:text-box>
        </draw:frame>
        <draw:frame presentation:style-name="pr6" draw:layer="layout" svg:width="25.199cm" svg:height="12.18cm" svg:x="1.4cm" svg:y="4.914cm" presentation:class="subtitle">
          <draw:text-box>
            <text:p>Man nimmt den <text:span text:style-name="T12">Absolutbetrag</text:span> der </text:p>
            <text:p><text:span text:style-name="T12">Differenz</text:span> des Mittelwerts aller Messungen und der jeweiligen einzelnen Messung</text:p>
            <text:p/>
            <text:p/>
            <text:p/>
            <text:p/>
          </draw:text-box>
        </draw:frame>
        <draw:frame draw:style-name="gr2" draw:text-style-name="P2" draw:layer="layout" svg:width="7.141cm" svg:height="1.385cm" svg:x="10.429cm" svg:y="12.807cm">
          <text:p/>
          <draw:object xlink:href="../absoluter%20Fehler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as ist der <text:span text:style-name="T12">relative</text:span> Fehler?</text:p>
          </draw:text-box>
        </draw:frame>
        <draw:frame presentation:style-name="pr6" draw:layer="layout" svg:width="25.199cm" svg:height="12.18cm" svg:x="1.4cm" svg:y="4.914cm" presentation:class="subtitle">
          <draw:text-box>
            <text:p>Das Verhältnis des absoluten Fehlers zum Mittelwert aller Messungen:</text:p>
            <text:p/>
            <text:p/>
            <text:p/>
          </draw:text-box>
        </draw:frame>
        <draw:frame draw:style-name="gr2" draw:text-style-name="P2" draw:layer="layout" svg:width="2.161cm" svg:height="2.535cm" svg:x="12.919cm" svg:y="12.232cm">
          <text:p/>
          <draw:object xlink:href="../relativer%20Fehler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ie rechnet man den <text:span text:style-name="T12">relativen</text:span> Fehler in Prozent um?</text:p>
          </draw:text-box>
        </draw:frame>
        <draw:frame presentation:style-name="pr6" draw:layer="layout" svg:width="25.199cm" svg:height="12.18cm" svg:x="1.4cm" svg:y="4.914cm" presentation:class="subtitle">
          <draw:text-box>
            <text:p>Man multipliziert mit 100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ein relativer Fehler von 1, was ein relativer Fehler von 0.5?</text:p>
          </draw:text-box>
        </draw:frame>
        <draw:frame presentation:style-name="pr2" draw:layer="layout" svg:width="25.199cm" svg:height="12.18cm" svg:x="1.4cm" svg:y="5.914cm" presentation:class="subtitle" presentation:user-transformed="true">
          <draw:text-box>
            <text:p>Ein relativer Fehler von eins bedeutet, dass der absolute Fehler genau so groß ist wie der eigentliche Messwert </text:p>
            <text:p>(er beträgt 100% davon)</text:p>
            <text:p/>
            <text:p/>
            <text:p/>
            <text:p>Ein relativer Fehler von 0.5 bedeutet, dass der absolute Fehler genau halb so groß ist wie der eigentliche Messwert </text:p>
            <text:p>(er beträgt 50% davon)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as bedeutet Fehlerfortpflanzung?</text:p>
          </draw:text-box>
        </draw:frame>
        <draw:frame presentation:style-name="pr6" draw:layer="layout" svg:width="25.199cm" svg:height="13.465cm" svg:x="1.4cm" svg:y="6.272cm" presentation:class="subtitle" presentation:user-transformed="true">
          <draw:text-box>
            <text:p>Wenn mehrere Messungen <text:span text:style-name="T12">unterschiedlicher</text:span><text:span text:style-name="T14"> Größen in ein Messergebnis einfließen, pflanzen sich die jeweils erhaltenen Fehler ins Endergebnis fort.</text:span></text:p>
            <text:p><text:span text:style-name="T14"/></text:p>
            <text:p><text:span text:style-name="T14"/></text:p>
            <text:p><text:span text:style-name="T14"/></text:p>
            <text:p><text:span text:style-name="T14">Beispiel: </text:span><text:span text:style-name="T15">Dichte</text:span><text:span text:style-name="T14"> wird durch Messung der </text:span><text:span text:style-name="T15">Masse und</text:span><text:span text:style-name="T14"> des </text:span><text:span text:style-name="T15">Volumens</text:span><text:span text:style-name="T14"> bestimmt.</text:span></text:p>
            <text:p><text:span text:style-name="T14"><text:line-break/></text:span><text:span text:style-name="T14">Sowohl der </text:span><text:span text:style-name="T15">Fehler der Volumenmessung</text:span><text:span text:style-name="T14"> als auch der </text:span><text:span text:style-name="T15">Fehler der Massenmessung</text:span><text:span text:style-name="T14"> pflanzen sich in das Ergebnis der Dichtemessung for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errechnet man den <text:span text:style-name="T12">maximalen absoluten Fehler</text:span> mittels Fehlerfortpflanzung?</text:p>
          </draw:text-box>
        </draw:frame>
        <draw:frame presentation:style-name="pr2" draw:layer="layout" svg:width="25.199cm" svg:height="12.343cm" svg:x="1.4cm" svg:y="7.833cm" presentation:class="subtitle" presentation:user-transformed="true">
          <draw:text-box>
            <text:p/>
            <text:p/>
            <text:p/>
            <text:p/>
            <text:p/>
            <text:p>Man summiert über alle </text:p>
            <text:p>Absolutbeträge der </text:p>
            <text:p>partiellen Ableitungen der Funktion zur Errechnung des End(mess-)ergebnisses nach der jeweiligen Messung jeder Größe, </text:p>
            <text:p>welche mit den absoluten Fehlern der jeweiligen (Größen-)Messung multipliziert werden</text:p>
          </draw:text-box>
        </draw:frame>
        <draw:frame draw:style-name="gr2" draw:text-style-name="P2" draw:layer="layout" svg:width="10.316cm" svg:height="5.061cm" svg:x="8.841cm" svg:y="6.969cm">
          <text:p/>
          <draw:object xlink:href="../maximaler%20absoluter%20Fehler%20mittels%20Fehlerfortpflanzung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text-style-name="P3" draw:layer="layout" svg:width="25.199cm" svg:height="3.506cm" svg:x="1.4cm" svg:y="0.835cm" presentation:class="title" presentation:user-transformed="true">
          <draw:text-box>
            <text:p text:style-name="P3"><text:span text:style-name="T16">Berechnet man den </text:span><text:span text:style-name="T17">maximalen absoluten Fehler</text:span><text:span text:style-name="T16"> mittels Fehlerfortpflanzung über eine oder mehrere Messungen gleicher Messgrößen?</text:span></text:p>
          </draw:text-box>
        </draw:frame>
        <draw:frame presentation:style-name="pr2" draw:text-style-name="P4" draw:layer="layout" svg:width="25.199cm" svg:height="12.18cm" svg:x="1.4cm" svg:y="4.914cm" presentation:class="subtitle">
          <draw:text-box>
            <text:p text:style-name="P4">Es kommt zu jeder <text:span text:style-name="T12">Messgröße</text:span> nur <text:span text:style-name="T12">eine</text:span> Messung vor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as bedeutet <text:tab/><text:tab/><text:tab/> in der Fehlerrechnung? </text:p>
          </draw:text-box>
        </draw:frame>
        <draw:frame presentation:style-name="pr6" draw:layer="layout" svg:width="25.199cm" svg:height="12.18cm" svg:x="1.4cm" svg:y="4.914cm" presentation:class="subtitle">
          <draw:text-box>
            <text:p>Es ist die Ableitung der Funktion zur Errechnung des Endmessergebnisses nach der Messung einer <text:span text:style-name="T12">einzelnen</text:span> darin enthaltenen Größe</text:p>
            <text:p/>
            <text:p>Beispiel: Dichtemessung <text:span text:style-name="T7">⇒ Dichte = Masse pro Volumen</text:span></text:p>
          </draw:text-box>
        </draw:frame>
        <draw:frame draw:style-name="gr2" draw:text-style-name="P2" draw:layer="layout" svg:width="2.39cm" svg:height="3.2cm" svg:x="10.255cm" svg:y="1.2cm">
          <text:p/>
          <draw:object xlink:href="../Ableitung%20in%20Fehlerrechnung.odf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2" draw:layer="layout" svg:width="10.886cm" svg:height="5.744cm" svg:x="8.556cm" svg:y="14.027cm">
          <text:p/>
          <draw:object xlink:href="../Erläuterung%20zur%20Ableitung%20in%20Fehlerrechnung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user-transformed="true">
          <draw:text-box>
            <text:p>Wie errechnet man den <text:span text:style-name="T12">maximalen relativen Fehler</text:span> mittels Fehlerfortpflanzung?</text:p>
          </draw:text-box>
        </draw:frame>
        <draw:frame presentation:style-name="pr6" draw:layer="layout" svg:width="25.199cm" svg:height="12.18cm" svg:x="1.4cm" svg:y="4.914cm" presentation:class="subtitle">
          <draw:text-box>
            <text:p>Analog zum relativen Fehler durch das Verhältnis des maximalen absoluten Fehlers zum "exakten" Wert</text:p>
            <text:p/>
            <text:p/>
            <text:p/>
            <text:p/>
          </draw:text-box>
        </draw:frame>
        <draw:frame draw:style-name="gr2" draw:text-style-name="P2" draw:layer="layout" svg:width="9.97cm" svg:height="4.685cm" svg:x="9.014cm" svg:y="11.157cm">
          <text:p/>
          <draw:object xlink:href="../maximaler%20relativer%20Fehler%20mittels%20Fehlerfortpflanzung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as sagt die Standardabweichung aus?</text:p>
          </draw:text-box>
        </draw:frame>
        <draw:frame presentation:style-name="pr6" draw:layer="layout" svg:width="25.199cm" svg:height="12.18cm" svg:x="1.4cm" svg:y="4.914cm" presentation:class="subtitle">
          <draw:text-box>
            <text:p>Sie beschreibt die Güte einer einzelnen Messung.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1" svg:font-family="Ebrima" style:font-adornments="Regular"/>
    <style:font-face style:name="Segoe UI1" svg:font-family="'Segoe UI'" style:font-adornments="Regular"/>
    <style:font-face style:name="Segoe UI Symbol" svg:font-family="'Segoe UI Symbol'" style:font-adornments="Regular"/>
    <style:font-face style:name="Ebrima" svg:font-family="Ebrima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54M51S</meta:editing-duration>
    <meta:editing-cycles>4</meta:editing-cycles>
    <meta:generator>LibreOffice/4.3.4.1$Windows_x86 LibreOffice_project/bc356b2f991740509f321d70e4512a6a54c5f243</meta:generator>
    <dc:date>2014-12-09T01:09:03.792000000</dc:date>
    <meta:document-statistic meta:object-count="144"/>
  </office:meta>
</office:document-meta>
</file>